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399cm" style:rel-width="100%" table:align="left"/>
    </style:style>
    <style:style style:name="Table1.A" style:family="table-column">
      <style:table-column-properties style:column-width="13.638cm" style:rel-column-width="46070*"/>
    </style:style>
    <style:style style:name="Table1.B" style:family="table-column">
      <style:table-column-properties style:column-width="5.761cm" style:rel-column-width="19464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9.412cm" fo:margin-left="0cm" table:align="left"/>
    </style:style>
    <style:style style:name="Table2.A" style:family="table-column">
      <style:table-column-properties style:column-width="2.609cm"/>
    </style:style>
    <style:style style:name="Table2.B" style:family="table-column">
      <style:table-column-properties style:column-width="0.3cm"/>
    </style:style>
    <style:style style:name="Table2.C" style:family="table-column">
      <style:table-column-properties style:column-width="16.503cm"/>
    </style:style>
    <style:style style:name="Table2.A1" style:family="table-cell">
      <style:table-cell-properties style:vertical-align="" fo:padding="0.049cm" fo:border="none"/>
    </style:style>
    <style:style style:name="Table2.C1" style:family="table-cell">
      <style:table-cell-properties style:vertical-align="middle" fo:padding="0.049cm" fo:border="none"/>
    </style:style>
    <style:style style:name="Table3" style:family="table">
      <style:table-properties style:width="14.732cm" table:align="left"/>
    </style:style>
    <style:style style:name="Table3.A" style:family="table-column">
      <style:table-column-properties style:column-width="3.073cm"/>
    </style:style>
    <style:style style:name="Table3.B" style:family="table-column">
      <style:table-column-properties style:column-width="11.65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3.951cm" table:align="left"/>
    </style:style>
    <style:style style:name="Table4.A" style:family="table-column">
      <style:table-column-properties style:column-width="1.215cm"/>
    </style:style>
    <style:style style:name="Table4.B" style:family="table-column">
      <style:table-column-properties style:column-width="12.73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098cm" table:align="left"/>
    </style:style>
    <style:style style:name="Table5.A" style:family="table-column">
      <style:table-column-properties style:column-width="3.644cm"/>
    </style:style>
    <style:style style:name="Table5.B" style:family="table-column">
      <style:table-column-properties style:column-width="7.45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85cm" table:align="left"/>
    </style:style>
    <style:style style:name="Table6.A" style:family="table-column">
      <style:table-column-properties style:column-width="2.117cm"/>
    </style:style>
    <style:style style:name="Table6.B" style:family="table-column">
      <style:table-column-properties style:column-width="13.73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4.21cm" table:align="left"/>
    </style:style>
    <style:style style:name="Table7.A" style:family="table-column">
      <style:table-column-properties style:column-width="4.491cm"/>
    </style:style>
    <style:style style:name="Table7.B" style:family="table-column">
      <style:table-column-properties style:column-width="9.719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468cm" table:align="left"/>
    </style:style>
    <style:style style:name="Table8.A" style:family="table-column">
      <style:table-column-properties style:column-width="1.702cm"/>
    </style:style>
    <style:style style:name="Table8.B" style:family="table-column">
      <style:table-column-properties style:column-width="3.76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9.399cm" table:align="left"/>
    </style:style>
    <style:style style:name="Table9.A" style:family="table-column">
      <style:table-column-properties style:column-width="2.357cm"/>
    </style:style>
    <style:style style:name="Table9.B" style:family="table-column">
      <style:table-column-properties style:column-width="0.289cm"/>
    </style:style>
    <style:style style:name="Table9.C" style:family="table-column">
      <style:table-column-properties style:column-width="16.753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ackground-color="#e8e8ff" fo:padding="0cm" fo:border="none">
        <style:background-image/>
      </style:paragraph-properties>
      <style:text-properties fo:font-variant="normal" fo:text-transform="none" style:use-window-font-color="true" style:font-name="Roboto" fo:font-size="18pt" fo:letter-spacing="normal" fo:font-style="normal" fo:font-weight="normal" style:font-weight-asian="normal" style:font-weight-complex="normal"/>
    </style:style>
    <style:style style:name="P2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Roboto" fo:font-size="20pt" fo:letter-spacing="normal" fo:font-style="normal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" style:family="paragraph" style:parent-style-name="Table_20_Contents">
      <style:text-properties style:use-window-font-color="true" style:font-name="Roboto" fo:font-size="2pt" fo:font-style="normal" fo:font-weight="250" style:font-size-asian="2pt" style:font-weight-asian="normal" style:font-size-complex="2pt" style:font-weight-complex="normal"/>
    </style:style>
    <style:style style:name="P4" style:family="paragraph" style:parent-style-name="Table_20_Contents">
      <style:text-properties style:use-window-font-color="true" style:font-name="Roboto" fo:font-size="2pt" fo:font-weight="250" style:font-size-asian="2pt" style:font-weight-asian="normal" style:font-size-complex="2pt" style:font-weight-complex="normal"/>
    </style:style>
    <style:style style:name="P5" style:family="paragraph" style:parent-style-name="Table_20_Contents">
      <style:text-properties style:use-window-font-color="true" style:font-name="Roboto"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use-window-font-color="true" style:font-name="Roboto" fo:font-weight="250" style:font-size-asian="10.5pt" style:font-weight-asian="normal" style:font-weight-complex="normal"/>
    </style:style>
    <style:style style:name="P7" style:family="paragraph" style:parent-style-name="Table_20_Contents">
      <style:text-properties style:use-window-font-color="true" style:font-name="Roboto" fo:font-weight="250" style:font-weight-asian="normal" style:font-weight-complex="normal"/>
    </style:style>
    <style:style style:name="P8" style:family="paragraph" style:parent-style-name="Table_20_Contents">
      <style:text-properties style:use-window-font-color="true" style:font-name="Roboto" fo:font-weight="250" officeooo:paragraph-rsid="001b5af3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Roboto" fo:font-weight="250" style:font-weight-asian="normal" style:font-weight-complex="normal"/>
    </style:style>
    <style:style style:name="P10" style:family="paragraph" style:parent-style-name="Table_20_Contents">
      <style:text-properties style:use-window-font-color="true" style:font-name="Roboto" fo:font-style="normal" fo:font-weight="250" style:font-weight-asian="normal" style:font-weight-complex="normal"/>
    </style:style>
    <style:style style:name="P11" style:family="paragraph" style:parent-style-name="Table_20_Contents">
      <style:text-properties style:use-window-font-color="true" style:font-name="Roboto" fo:font-style="normal" fo:font-weight="250" officeooo:rsid="001a8bd6" style:font-weight-asian="normal" style:font-weight-complex="normal"/>
    </style:style>
    <style:style style:name="P12" style:family="paragraph" style:parent-style-name="Table_20_Contents">
      <style:text-properties style:use-window-font-color="true" style:font-name="Roboto" fo:font-style="normal" fo:font-weight="250" officeooo:rsid="001a8bd6" officeooo:paragraph-rsid="001a8bd6" style:font-weight-asian="normal" style:font-weight-complex="normal"/>
    </style:style>
    <style:style style:name="P13" style:family="paragraph" style:parent-style-name="Table_20_Contents">
      <style:text-properties style:use-window-font-color="true" style:font-name="Roboto" fo:font-style="normal" fo:font-weight="250" officeooo:rsid="001b5af3" officeooo:paragraph-rsid="001b5af3" style:font-weight-asian="normal" style:font-weight-complex="normal"/>
    </style:style>
    <style:style style:name="P14" style:family="paragraph" style:parent-style-name="Table_20_Contents">
      <style:text-properties style:use-window-font-color="true" style:font-name="Roboto" fo:font-style="normal" fo:font-weight="250" officeooo:paragraph-rsid="001b5af3" style:font-weight-asian="normal" style:font-weight-complex="normal"/>
    </style:style>
    <style:style style:name="P15" style:family="paragraph" style:parent-style-name="Table_20_Contents">
      <style:text-properties style:use-window-font-color="true" style:font-name="Roboto" fo:font-style="normal" fo:font-weight="250" officeooo:paragraph-rsid="001a8bd6" style:font-weight-asian="normal" style:font-weight-complex="normal"/>
    </style:style>
    <style:style style:name="P16" style:family="paragraph" style:parent-style-name="Table_20_Contents">
      <style:text-properties style:use-window-font-color="true" style:font-name="Roboto" fo:font-style="normal" fo:font-weight="normal" style:font-size-asian="10.5pt" style:font-weight-asian="normal" style:font-weight-complex="normal"/>
    </style:style>
    <style:style style:name="P17" style:family="paragraph" style:parent-style-name="Table_20_Contents">
      <style:text-properties style:use-window-font-color="true" style:font-name="Roboto" fo:font-style="normal" fo:font-weight="normal" officeooo:rsid="001a8bd6" officeooo:paragraph-rsid="001a8bd6" style:font-size-asian="10.5pt" style:font-weight-asian="normal" style:font-weight-complex="normal"/>
    </style:style>
    <style:style style:name="P18" style:family="paragraph" style:parent-style-name="Text_20_body">
      <style:text-properties style:use-window-font-color="true" style:font-name="Roboto" fo:font-weight="normal" style:font-weight-asian="normal" style:font-weight-complex="normal"/>
    </style:style>
    <style:style style:name="P19" style:family="paragraph" style:parent-style-name="Text_20_body">
      <style:text-properties style:use-window-font-color="true" style:font-name="Roboto" fo:font-weight="250" style:font-weight-asian="normal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style:use-window-font-color="true" style:font-name="Roboto" fo:font-weight="250" style:font-weight-asian="normal" style:font-weight-complex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style:font-name="Roboto" fo:font-weight="250" style:font-size-asian="10.5pt" style:font-weight-asian="normal" style:font-weight-complex="normal"/>
    </style:style>
    <style:style style:name="T1" style:family="text">
      <style:text-properties fo:font-size="14.25pt"/>
    </style:style>
    <style:style style:name="T2" style:family="text">
      <style:text-properties fo:font-size="14.25pt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fo:font-style="italic" style:text-underline-style="none" officeooo:rsid="001b5af3"/>
    </style:style>
    <style:style style:name="T7" style:family="text">
      <style:text-properties fo:font-style="italic" style:text-underline-style="none" officeooo:rsid="001c6197"/>
    </style:style>
    <style:style style:name="T8" style:family="text">
      <style:text-properties fo:font-style="italic" style:text-underline-style="none" officeooo:rsid="001b5af3" style:font-size-asian="10.5pt"/>
    </style:style>
    <style:style style:name="T9" style:family="text">
      <style:text-properties fo:font-style="italic" style:text-underline-style="none" officeooo:rsid="001c6197" style:font-size-asian="10.5pt"/>
    </style:style>
    <style:style style:name="T10" style:family="text">
      <style:text-properties fo:font-style="italic" style:font-size-asian="10.5pt"/>
    </style:style>
    <style:style style:name="T11" style:family="text">
      <style:text-properties fo:font-variant="normal" fo:text-transform="none" style:font-name="Roboto Lt" fo:letter-spacing="normal" fo:font-style="normal" fo:font-weight="normal"/>
    </style:style>
    <style:style style:name="T12" style:family="text">
      <style:text-properties fo:font-variant="normal" fo:text-transform="none" style:font-name="Roboto Lt" fo:letter-spacing="normal" fo:font-style="normal" fo:font-weight="normal" officeooo:rsid="001c09f2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1c09f2"/>
    </style:style>
    <style:style style:name="T16" style:family="text">
      <style:text-properties fo:font-variant="normal" fo:text-transform="none" fo:letter-spacing="normal" fo:font-style="normal" officeooo:rsid="001c09f2"/>
    </style:style>
    <style:style style:name="T17" style:family="text">
      <style:text-properties style:font-name="Roboto Lt"/>
    </style:style>
    <style:style style:name="T18" style:family="text">
      <style:text-properties style:font-name="Roboto Lt" officeooo:rsid="001a8bd6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b5af3"/>
    </style:style>
    <style:style style:name="T21" style:family="text">
      <style:text-properties style:text-underline-style="none" officeooo:rsid="001c6197"/>
    </style:style>
    <style:style style:name="T22" style:family="text">
      <style:text-properties officeooo:rsid="001a8bd6"/>
    </style:style>
    <style:style style:name="T23" style:family="text">
      <style:text-properties fo:font-style="normal"/>
    </style:style>
    <style:style style:name="T24" style:family="text">
      <style:text-properties fo:font-style="normal" fo:font-weight="250"/>
    </style:style>
    <style:style style:name="T25" style:family="text">
      <style:text-properties fo:font-weight="250" style:font-size-asian="10.5pt"/>
    </style:style>
    <style:style style:name="T26" style:family="text">
      <style:text-properties fo:font-weight="250" officeooo:rsid="001a8bd6" style:font-size-asian="10.5pt"/>
    </style:style>
    <style:style style:name="T27" style:family="text">
      <style:text-properties fo:font-weight="250" officeooo:rsid="00215b30" style:font-size-asian="10.5pt"/>
    </style:style>
    <style:style style:name="T28" style:family="text">
      <style:text-properties fo:font-weight="250" style:font-weight-asian="normal"/>
    </style:style>
    <style:style style:name="T29" style:family="text">
      <style:text-properties officeooo:rsid="00215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1">Benoît Lubek</text:span><text:line-break/>19 avenue de Choisy<text:line-break/>75013 Paris<text:line-break/><text:span text:style-name="T25">3</text:span><text:span text:style-name="T27">7</text:span><text:span text:style-name="T25"> ans, nationalité française, célibataire.</text:span></text:p>
          </table:table-cell>
          <table:table-cell table:style-name="Table1.A1" office:value-type="string">
            <text:p text:style-name="P6">06 07 17 00 95<text:line-break/>blubek@jraf.org<text:line-break/><text:span text:style-name="T22">JRAF.org</text:span></text:p>
          </table:table-cell>
        </table:table-row>
      </table:table>
      <text:h text:style-name="P2" text:outline-level="1">INGÉNIEUR DÉVELOPPEMENT</text:h>
      <text:h text:style-name="P1" text:outline-level="2">EXPERIENCE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Actuellement 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7">Indépendant (client non divulgué).</text:p>
          </table:table-cell>
        </table:table-row>
        <table:table-row>
          <table:table-cell table:style-name="Table2.A1" office:value-type="string">
            <text:p text:style-name="P10"><text:span text:style-name="T22">Juin</text:span> 201<text:span text:style-name="T22">2</text:span>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Développement sur une application Android permettant à la famille de s'organiser, communiquer et partager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Aspect UI/UX très important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Réalisation d'un calendrier complet avec vues "mois" et "prochains évènements"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Communication avec l'API REST/JSON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Customisations pour les clients (branding, intégration)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4"><text:span text:style-name="T4">Environnement</text:span><text:span text:style-name="T19"> : </text:span><text:span text:style-name="T8">Android, Java, Composants UI custom, C2DM/GCM, In-app purchase, Google </text:span><text:span text:style-name="T9">Play Services</text:span><text:span text:style-name="T8">, Content Provider, JSON, Git, Jenkins, </text:span><text:span text:style-name="T9">Android Studio, Gradle</text:span><text:span text:style-name="T8">.</text:span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/>
          </table:table-cell>
        </table:table-row>
        <table:table-row>
          <table:table-cell table:style-name="Table2.A1" office:value-type="string">
            <text:p text:style-name="P11">2012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6">Plizy, éditeur de logiciels à Paris.</text:p>
          </table:table-cell>
        </table:table-row>
        <table:table-row>
          <table:table-cell table:style-name="Table2.A1" office:value-type="string">
            <text:p text:style-name="P10">2011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Développement de l'application Plizy pour tablettes Android (agrégateur personalisé et player video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Mise en place et responsabilité du projet de la création jusqu'à la publication sur le Play Store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2">Communication avec l'API REST/JSON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5">Player video utilisant une VideoView ou une WebView selon le provider (YouTube, Vimeo, <text:span text:style-name="T22">Dailymotion, </text:span>…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Implémentation d'un mécanisme de cache d'images pour les thumbnails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><text:span text:style-name="T4">Environnement</text:span><text:span text:style-name="T19"> : </text:span><text:span text:style-name="T10">Android, Java, Animations, VideoView, WebView, Content Provider, Facebook, Twitter, JSON, Git, Jenkins, Eclipse.</text:span></text:p>
          </table:table-cell>
        </table:table-row>
        <table:table-row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0">2011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6">Vox Mobili, éditeur de logiciels à Paris.</text:p>
          </table:table-cell>
        </table:table-row>
        <table:table-row>
          <table:table-cell table:style-name="Table2.A1" office:value-type="string">
            <text:p text:style-name="P10">2008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Développement l'application Phonebook 2.0 pour Android (carnet d'adresses synchronisé et social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Conception et réalisation d'un moteur générique s'intégrant avec divers réseaux sociaux (Twitter, Facebook, LinkedIn, MySpace, …) et encadrement de développeurs réalisant des connecteurs pour ce moteur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Fonctionalités de présence / chat avec le protocole RCS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Développement côté serveur sur le produit PIM (carnet d'adresses, calendrier, tâches, photos / vidéos, etc. synchronisés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Customisations pour les clients : T-Mobile, Bouygues Telecom, Orange, Telstra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><text:span text:style-name="T4">Environnement</text:span><text:span text:style-name="T19"> : </text:span><text:span text:style-name="T10">Android, Java, J2EE, Javascript, Ajax, JSON, SOAP, SyncML, Oracle, Tomcat, Subversion, Eclipse.</text:span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0">2008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6">Oalia, éditeur de logiciels à Suresnes.</text:p>
          </table:table-cell>
        </table:table-row>
        <table:table-row>
          <table:table-cell table:style-name="Table2.A1" office:value-type="string">
            <text:p text:style-name="P10">2006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Maintenance et évolutions sur le Framework interne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Développement sur les produits OSRM / OSPM v3 et v4 (progiciels de gestion d’achats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Conception et développement du module Portail Fournisseur (application distante communiquant en Web Services)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><text:span text:style-name="T4">Environnement</text:span><text:span text:style-name="T19"> : </text:span><text:span text:style-name="T10">Java, J2EE, Hibernate, Turbine, Velocity, Ajax, SOAP, Axis, Oracle, Tomcat, Weblogic, Subversion, Maven, Eclipse.</text:span></text:p>
          </table:table-cell>
        </table:table-row>
        <table:table-row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0">2006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6">Pegasis, SSII et éditeur de logiciels à Paris.</text:p>
          </table:table-cell>
        </table:table-row>
        <table:table-row>
          <table:table-cell table:style-name="Table2.A1" office:value-type="string">
            <text:p text:style-name="P10">2003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Développement d'applications Web (internet/intranet) pour les clients : France Télécom, l'Apec, Casino, Le Mémorial de la Shoah, Planète TP.</text:p>
          </table:table-cell>
        </table:table-row>
        <text:soft-page-break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0">Utilisation du framework interne Pegasis (Modèle MVC2) et de l'outil de gestion de contenu Délia.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><text:span text:style-name="T4">Environnement</text:span><text:span text:style-name="T19"> : </text:span><text:span text:style-name="T10">Java, J2EE (JSP/Servlets/Taglibs), Tiles, SQL, Oracle, CVS, Tomcat, Ant, IntelliJ, Eclipse.</text:span></text:p>
          </table:table-cell>
        </table:table-row>
        <table:table-row>
          <table:table-cell table:style-name="Table2.A1" office:value-type="string">
            <text:p text:style-name="P10"> 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10">2003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6">Icom Informatique, éditeur de logiciels à Charenton.</text:p>
          </table:table-cell>
        </table:table-row>
        <table:table-row>
          <table:table-cell table:style-name="Table2.A1" office:value-type="string">
            <text:p text:style-name="P10">2001</text:p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Développement sur les applications web et Swing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 . </text:p>
          </table:table-cell>
          <table:table-cell table:style-name="Table2.C1" office:value-type="string">
            <text:p text:style-name="P13">Portage en Java d'un interpreteur d'un langage de scripting. 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10"><text:span text:style-name="T4">Environnement</text:span><text:span text:style-name="T19"> : </text:span><text:span text:style-name="T10">Java, JSP/Servlets, Applets, Swing, Java web start, JavaCC, XML, LDAP, SSL, Visual SourceSafe, Ant, IntelliJ.</text:span></text:p>
          </table:table-cell>
        </table:table-row>
      </table:table>
      <text:p text:style-name="P18"/>
      <text:h text:style-name="P1" text:outline-level="2">COMPETENCE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">Programmation</text:span> :</text:p>
          </table:table-cell>
          <table:table-cell table:style-name="Table3.A1" office:value-type="string">
            <text:p text:style-name="P8">Maîtrise de la plateforme Android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8">Maîtrise du langage Java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Connaissance des langages C++, C, C#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Environnements Eclipse, IntelliJ.</text:p>
          </table:table-cell>
        </table:table-row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7">Autres connaissances : Shell, Perl, TCL, Pascal, Ada, assembleur.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4">Web</text:span> :</text:p>
          </table:table-cell>
          <table:table-cell table:style-name="Table4.A1" office:value-type="string">
            <text:p text:style-name="P7">Très bonne connaissance de HTML, CSS, Javascript, XML, XSL/T, Ajax.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7">Frameworks: JSP/Servlets, Struts, Turbine.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7">Autres connaissances : Applets, Velocity, FreeMarker, PHP, Flash.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4">Bases de données</text:span> :</text:p>
          </table:table-cell>
          <table:table-cell table:style-name="Table5.A1" office:value-type="string">
            <text:p text:style-name="P7">Langage SQL ; Oracle, MySQL et SQLite.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7">JPA, Hibernate, JDBC.</text:p>
          </table:table-cell>
        </table:table-row>
      </table:table>
      <text:p text:style-name="P2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pan text:style-name="T4">Concepts</text:span> :</text:p>
          </table:table-cell>
          <table:table-cell table:style-name="Table6.A1" office:value-type="string">
            <text:p text:style-name="P7">Design Patterns ; Architecture Client/Serveur ; UML.</text:p>
          </table:table-cell>
        </table:table-row>
      </table:table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<text:span text:style-name="T4">Systèmes d'exploitation</text:span> :</text:p>
          </table:table-cell>
          <table:table-cell table:style-name="Table7.A1" office:value-type="string">
            <text:p text:style-name="P7">Bonne connaissance de Linux / Unix ; <text:span text:style-name="T29">OSX ; </text:span>Windows.</text:p>
          </table:table-cell>
        </table:table-row>
      </table:table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<text:span text:style-name="T4">Anglais</text:span> :</text:p>
          </table:table-cell>
          <table:table-cell table:style-name="Table8.A1" office:value-type="string">
            <text:p text:style-name="P7">Courant écrit et oral.</text:p>
          </table:table-cell>
        </table:table-row>
      </table:table>
      <text:p text:style-name="P19"/>
      <text:h text:style-name="P1" text:outline-level="2">FORMATION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2005</text:p>
          </table:table-cell>
          <table:table-cell table:style-name="Table9.A1" office:value-type="string">
            <text:p text:style-name="P7"> . </text:p>
          </table:table-cell>
          <table:table-cell table:style-name="Table9.A1" office:value-type="string">
            <text:p text:style-name="P7">Formation .NET et C# agréée Microsoft (MS-2349, une semaine).</text:p>
          </table:table-cell>
        </table:table-row>
        <table:table-row>
          <table:table-cell table:style-name="Table9.A1" office:value-type="string">
            <text:p text:style-name="P7"> 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9">1998 - 2001</text:p>
          </table:table-cell>
          <table:table-cell table:style-name="Table9.A1" office:value-type="string">
            <text:p text:style-name="P7"> . </text:p>
          </table:table-cell>
          <table:table-cell table:style-name="Table9.A1" office:value-type="string">
            <text:p text:style-name="P7">Ingénierie informatique à l'EPITA (Ecole Pour l'Informatique et les Techniques Avancées), Paris.</text:p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7"> . </text:p>
          </table:table-cell>
          <table:table-cell table:style-name="Table9.A1" office:value-type="string">
            <text:p text:style-name="P7">Spécialité Systèmes d'Information / Génie Logiciel.</text:p>
          </table:table-cell>
        </table:table-row>
        <table:table-row>
          <table:table-cell table:style-name="Table9.A1" office:value-type="string">
            <text:p text:style-name="P7"> 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9">1996 - 1998</text:p>
          </table:table-cell>
          <table:table-cell table:style-name="Table9.A1" office:value-type="string">
            <text:p text:style-name="P7"> . </text:p>
          </table:table-cell>
          <table:table-cell table:style-name="Table9.A1" office:value-type="string">
            <text:p text:style-name="P7">Diplôme Universitaire Technologique informatique, option Génie Informatique, à l'I.U.T. de Vélizy.</text:p>
          </table:table-cell>
        </table:table-row>
        <table:table-row>
          <table:table-cell table:style-name="Table9.A1" office:value-type="string">
            <text:p text:style-name="P7"> 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9">1996</text:p>
          </table:table-cell>
          <table:table-cell table:style-name="Table9.A1" office:value-type="string">
            <text:p text:style-name="P7"> . </text:p>
          </table:table-cell>
          <table:table-cell table:style-name="Table9.A1" office:value-type="string">
            <text:p text:style-name="P7">Baccalauréat général, série Scientifique, option Mathématiques.</text:p>
          </table:table-cell>
        </table:table-row>
        <table:table-row>
          <table:table-cell table:style-name="Table9.A1" office:value-type="string">
            <text:p text:style-name="P7"> 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</table:table>
      <text:p text:style-name="P18"/>
      <text:h text:style-name="P1" text:outline-level="2">LOISIRS</text:h>
      <text:p text:style-name="P21"><text:span text:style-name="T13">Lectures (science, science-fiction), musique (guitare basse), cinéma, roller, geocaching.</text:span><text:line-break/><text:span text:style-name="T13">Développement d'applications Android (</text:span><text:span text:style-name="T16">JRAF</text:span><text:span text:style-name="T13">.org/android/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Roboto" svg:font-family="Roboto" style:font-pitch="variable"/>
    <style:font-face style:name="Roboto Lt" svg:font-family="'Roboto 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ans2" fo:font-family="'Liberation Sans'" style:font-style-name="Bold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801cm" fo:margin-right="0.8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D </meta:initial-creator>
    <meta:creation-date>2011-01-09T02:38:58</meta:creation-date>
    <dc:date>2015-08-02T15:44:34.572078000</dc:date>
    <meta:editing-duration>PT16H45M14S</meta:editing-duration>
    <meta:editing-cycles>22</meta:editing-cycles>
    <meta:generator>LibreOffice/4.3.7.2$MacOSX_X86_64 LibreOffice_project/8a35821d8636a03b8bf4e15b48f59794652c68ba</meta:generator>
    <meta:document-statistic meta:table-count="9" meta:image-count="0" meta:object-count="0" meta:page-count="2" meta:paragraph-count="116" meta:word-count="611" meta:character-count="4390" meta:non-whitespace-character-count="3819"/>
  </office:meta>
</office:document-meta>
</file>